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ationHintsWriter.write( BasicJsonWriter writer , SerializationHints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tionHintsWriter.toAttributes( JavaSerializationHint serialization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ationHintsWriter.handleCondition( Map &lt; String , Object &gt; attributes , ConditionalHint h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